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B72000000B3D49F5400.png" manifest:media-type="image/png"/>
  <manifest:file-entry manifest:full-path="Pictures/100000000000005A0000077394CC9FFA.jpg" manifest:media-type="image/jpeg"/>
  <manifest:file-entry manifest:full-path="Pictures/100002000000000100000001D3E6281B.png" manifest:media-type="image/png"/>
  <manifest:file-entry manifest:full-path="Pictures/100000000000010C000001665D7C3AE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14.25cm"/>
    </style:style>
    <style:style style:name="pr3" style:family="presentation" style:parent-style-name="Default-notes">
      <style:graphic-properties draw:fill-color="#ffffff" fo:min-height="3.178cm"/>
    </style:style>
    <style:style style:name="pr4" style:family="presentation" style:parent-style-name="Default-outline1">
      <style:graphic-properties fo:min-height="12.29cm"/>
    </style:style>
    <style:style style:name="pr5" style:family="presentation" style:parent-style-name="Default-title">
      <style:graphic-properties fo:min-height="1.2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3064b7"/>
    </style:style>
    <style:style style:name="T5" style:family="text">
      <style:text-properties fo:color="#37375a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">
        <style:list-level-properties/>
        <style:text-properties fo:font-family="Wingdings" style:font-pitch="variable" style:font-charset="x-symbol" fo:color="#5f5f5f" fo:font-size="100%"/>
      </text:list-level-style-bullet>
      <text:list-level-style-bullet text:level="2" text:bullet-char="">
        <style:list-level-properties text:space-before="1.256cm"/>
        <style:text-properties fo:font-family="Wingdings" style:font-pitch="variable" style:font-charset="x-symbol" fo:color="#5f5f5f" fo:font-size="100%"/>
      </text:list-level-style-bullet>
      <text:list-level-style-bullet text:level="3" text:bullet-char="–">
        <style:list-level-properties text:space-before="2.509cm"/>
        <style:text-properties fo:font-family="Arial" style:font-family-generic="swiss" style:font-pitch="variable" fo:color="#5f5f5f" fo:font-size="100%"/>
      </text:list-level-style-bullet>
      <text:list-level-style-bullet text:level="4" text:bullet-char="–">
        <style:list-level-properties text:space-before="3.66cm"/>
        <style:text-properties fo:font-family="Arial" style:font-family-generic="swiss" style:font-pitch="variable" fo:color="#5f5f5f" fo:font-size="100%"/>
      </text:list-level-style-bullet>
      <text:list-level-style-bullet text:level="5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6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7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8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9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10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7375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cm" text:min-label-width="0.75cm"/>
        <style:text-properties fo:font-family="StarSymbol" style:font-charset="x-symbol" fo:color="#5f5f5f" fo:font-size="45%"/>
      </text:list-level-style-bullet>
      <text:list-level-style-bullet text:level="2" text:bullet-char="">
        <style:list-level-properties text:space-before="1.256cm" text:min-label-width="0.781cm"/>
        <style:text-properties fo:font-family="Wingdings" style:font-pitch="variable" style:font-charset="x-symbol" fo:color="#5f5f5f" fo:font-size="100%"/>
      </text:list-level-style-bullet>
      <text:list-level-style-bullet text:level="3" text:bullet-char="–">
        <style:list-level-properties text:space-before="2.509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4" text:bullet-char="–">
        <style:list-level-properties text:space-before="3.66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5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6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7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8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9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10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</text:list-style>
    <text:list-style style:name="L4">
      <text:list-level-style-bullet text:level="1" text:bullet-char="➔">
        <style:list-level-properties text:space-before="0.25cm" text:min-label-width="0.75cm"/>
        <style:text-properties fo:font-family="StarSymbol" style:font-charset="x-symbol" fo:color="#5f5f5f" fo:font-size="45%"/>
      </text:list-level-style-bullet>
      <text:list-level-style-bullet text:level="2" text:bullet-char="➔">
        <style:list-level-properties text:space-before="1.256cm" text:min-label-width="0.781cm"/>
        <style:text-properties fo:font-family="StarSymbol" style:font-charset="x-symbol" fo:color="#5f5f5f" fo:font-size="45%"/>
      </text:list-level-style-bullet>
      <text:list-level-style-bullet text:level="3" text:bullet-char="➔">
        <style:list-level-properties text:space-before="2.509cm" text:min-label-width="0.626cm"/>
        <style:text-properties fo:font-family="StarSymbol" style:font-charset="x-symbol" fo:color="#5f5f5f" fo:font-size="45%"/>
      </text:list-level-style-bullet>
      <text:list-level-style-bullet text:level="4" text:bullet-char="➔">
        <style:list-level-properties text:space-before="3.66cm" text:min-label-width="0.626cm"/>
        <style:text-properties fo:font-family="StarSymbol" style:font-charset="x-symbol" fo:color="#5f5f5f" fo:font-size="45%"/>
      </text:list-level-style-bullet>
      <text:list-level-style-bullet text:level="5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6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7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8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9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10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</text:list-style>
  </office:automatic-styles>
  <office:body>
    <office:presentation>
      <presentation:footer-decl presentation:name="ftr1">A. Arnold &amp; O. Lenz, Physik auf dem Computer</presentation:footer-decl>
      <presentation:date-time-decl presentation:name="dtd1" presentation:source="fixed">3. 2. 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4.76cm" svg:height="1.5cm" svg:x="2.25cm" svg:y="1.5cm" presentation:class="title" presentation:placeholder="true">
          <draw:text-box/>
        </draw:frame>
        <draw:frame presentation:style-name="pr2" draw:layer="layout" svg:width="25.125cm" svg:height="14.25cm" svg:x="1.125cm" svg:y="3.375cm" presentation:class="subtitle">
          <draw:text-box>
            <text:p><text:span text:style-name="T1"><text:line-break/></text:span><text:span text:style-name="T1">Physik auf dem Computer</text:span></text:p>
            <text:p>Institut für Computerphysik</text:p>
            <text:p>Axel Arnold und Olaf Lenz</text:p>
          </draw:text-box>
        </draw:frame>
        <presentation:notes draw:style-name="dp2">
          <draw:page-thumbnail draw:style-name="gr1" draw:layer="layout" svg:width="15.135cm" svg:height="10.65cm" svg:x="2.274cm" svg:y="2.129cm" draw:page-number="1" presentation:class="page"/>
          <draw:frame presentation:style-name="pr3" draw:layer="layout" svg:width="17.277cm" svg:height="3.178cm" svg:x="1.313cm" svg:y="13.48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4.76cm" svg:height="1.5cm" svg:x="2.25cm" svg:y="1.5cm" presentation:class="title">
          <draw:text-box>
            <text:p>Voraussetzungen</text:p>
          </draw:text-box>
        </draw:frame>
        <draw:frame presentation:style-name="pr4" draw:layer="layout" svg:width="25.125cm" svg:height="14.625cm" svg:x="1.125cm" svg:y="3.375cm" presentation:class="outline" presentation:user-transformed="true">
          <draw:text-box>
            <text:list text:style-name="L3">
              <text:list-item>
                <text:p>Computergrundlagen</text:p>
                <text:list>
                  <text:list-item>
                    <text:p><text:span text:style-name="T2">Python und C</text:span></text:p>
                  </text:list-item>
                  <text:list-item>
                    <text:p>kann auch <text:span text:style-name="T3">mit Engagement</text:span> selbstständig gelernt werden<text:line-break/>(Material steht bei Bedarf zur Verfügung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Wen betrifft das?</text:span></text:p>
                  </text:list-item>
                </text:list>
              </text:list-item>
            </text:list>
            <text:list text:style-name="L3">
              <text:list-item>
                <text:p>Höhere Mathematik bzw. Lineare Algebra/Analysis<text:line-break/></text:p>
                <text:p><text:line-break/> <text:s text:c="2"/><text:span text:style-name="T5">Vorlesungsdauer</text:span></text:p>
              </text:list-item>
              <text:list-item>
                <text:p><text:span text:style-name="T6">3</text:span> SWS Vorlesung + <text:span text:style-name="T6">2</text:span> SWS Übungen </text:p>
              </text:list-item>
            </text:list>
          </draw:text-box>
        </draw:frame>
        <presentation:notes draw:style-name="dp2">
          <draw:page-thumbnail draw:style-name="gr1" draw:layer="layout" svg:width="15.135cm" svg:height="10.65cm" svg:x="2.274cm" svg:y="2.129cm" draw:page-number="2" presentation:class="page"/>
          <draw:frame presentation:style-name="pr3" draw:layer="layout" svg:width="17.277cm" svg:height="3.178cm" svg:x="1.313cm" svg:y="13.48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76cm" svg:height="1.25cm" svg:x="2.25cm" svg:y="1.625cm" presentation:class="title" presentation:user-transformed="true">
          <draw:text-box>
            <text:p>Inhalt</text:p>
          </draw:text-box>
        </draw:frame>
        <draw:frame presentation:style-name="pr4" draw:layer="layout" svg:width="25.125cm" svg:height="15cm" svg:x="1.125cm" svg:y="3.375cm" presentation:class="outline" presentation:user-transformed="true">
          <draw:text-box>
            <text:list text:style-name="L3">
              <text:list-item>
                <text:p><text:span text:style-name="T6">Einführung</text:span><text:span text:style-name="T7">:</text:span> Was heißt Physik auf dem Computer?</text:p>
              </text:list-item>
              <text:list-item>
                <text:p><text:span text:style-name="T6">Grundlagen</text:span><text:span text:style-name="T7">:</text:span> Erinnerung an Python und NumPy</text:p>
              </text:list-item>
              <text:list-item>
                <text:p><text:span text:style-name="T6">Lineare Gleichungssysteme</text:span></text:p>
              </text:list-item>
              <text:list-item>
                <text:p><text:span text:style-name="T6">Darstellung von Funktionen</text:span><text:span text:style-name="T6"><text:line-break/></text:span><text:span text:style-name="T7">Polynominterpolation, Fourierreihen</text:span></text:p>
              </text:list-item>
              <text:list-item>
                <text:p><text:span text:style-name="T6">Signalanalyse und Datenverarbeitung</text:span></text:p>
              </text:list-item>
              <text:list-item>
                <text:p><text:span text:style-name="T6">Lösung nichtlinearer Gleichungssysteme</text:span><text:span text:style-name="T6"><text:line-break/></text:span><text:span text:style-name="T7">Newtonverfahren, Bisektionsverfahren</text:span></text:p>
              </text:list-item>
              <text:list-item>
                <text:p><text:span text:style-name="T6">Numerische Differentation und Integration</text:span><text:span text:style-name="T6"><text:line-break/></text:span><text:span text:style-name="T7">Finite Differenzen, Trapezregel, Romberg-Verfahren, (Quasi-)Monte-Carlo-Integration</text:span></text:p>
              </text:list-item>
              <text:list-item>
                <text:p><text:span text:style-name="T6">Erzeugung von Zufallszahlen und Zufallsalgorithmen</text:span></text:p>
              </text:list-item>
              <text:list-item>
                <text:p><text:span text:style-name="T6">Lineare Algebra</text:span><text:span text:style-name="T6"><text:line-break/></text:span><text:span text:style-name="T7">Iterative Gleichungslöser, Orthogonalisierung, Eigenwerte und -vektoren</text:span></text:p>
              </text:list-item>
              <text:list-item>
                <text:p><text:span text:style-name="T6">Optimierung</text:span><text:span text:style-name="T6"><text:line-break/></text:span><text:span text:style-name="T7">Gradientenabstiegs-, CG-, Simplexverfahren</text:span></text:p>
              </text:list-item>
              <text:list-item>
                <text:p><text:span text:style-name="T6">Differenzialgleichungen</text:span><text:span text:style-name="T6"><text:line-break/></text:span><text:span text:style-name="T7">Runge-Kutta-Verfahren, Wärmeleitungsgleichung, Poisson-Boltzmann-Gleichung</text:span></text:p>
              </text:list-item>
            </text:list>
          </draw:text-box>
        </draw:frame>
        <presentation:notes draw:style-name="dp2">
          <draw:page-thumbnail draw:style-name="gr1" draw:layer="layout" svg:width="15.135cm" svg:height="10.65cm" svg:x="2.274cm" svg:y="2.129cm" draw:page-number="3" presentation:class="page"/>
          <draw:frame presentation:style-name="pr3" draw:layer="layout" svg:width="17.277cm" svg:height="3.178cm" svg:x="1.313cm" svg:y="13.4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1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25cm" text:min-label-width="0.75cm"/>
            <style:text-properties fo:font-family="StarSymbol" style:font-charset="x-symbol" fo:color="#5f5f5f" fo:font-size="45%"/>
          </text:list-level-style-bullet>
          <text:list-level-style-bullet text:level="2" text:bullet-char="">
            <style:list-level-properties text:space-before="1.256cm" text:min-label-width="0.781cm"/>
            <style:text-properties fo:font-family="Wingdings" style:font-pitch="variable" style:font-charset="x-symbol" fo:color="#5f5f5f" fo:font-size="100%"/>
          </text:list-level-style-bullet>
          <text:list-level-style-bullet text:level="3" text:bullet-char="–">
            <style:list-level-properties text:space-before="2.509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4" text:bullet-char="–">
            <style:list-level-properties text:space-before="3.66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5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6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7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8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9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10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69cm"/>
          <style:tab-stop style:position="4.078cm"/>
          <style:tab-stop style:position="6.588cm"/>
          <style:tab-stop style:position="9.097cm"/>
          <style:tab-stop style:position="11.606cm"/>
          <style:tab-stop style:position="14.115cm"/>
          <style:tab-stop style:position="16.624cm"/>
          <style:tab-stop style:position="19.133cm"/>
          <style:tab-stop style:position="21.642cm"/>
          <style:tab-stop style:position="24.152cm"/>
          <style:tab-stop style:position="26.661cm"/>
          <style:tab-stop style:position="29.17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1cm"/>
          <style:tab-stop style:position="2.98cm"/>
          <style:tab-stop style:position="5.49cm"/>
          <style:tab-stop style:position="7.999cm"/>
          <style:tab-stop style:position="10.508cm"/>
          <style:tab-stop style:position="13.017cm"/>
          <style:tab-stop style:position="15.526cm"/>
          <style:tab-stop style:position="18.035cm"/>
          <style:tab-stop style:position="20.544cm"/>
          <style:tab-stop style:position="23.054cm"/>
          <style:tab-stop style:position="25.563cm"/>
          <style:tab-stop style:position="28.07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882cm"/>
          <style:tab-stop style:position="4.392cm"/>
          <style:tab-stop style:position="6.901cm"/>
          <style:tab-stop style:position="9.41cm"/>
          <style:tab-stop style:position="11.919cm"/>
          <style:tab-stop style:position="14.428cm"/>
          <style:tab-stop style:position="16.937cm"/>
          <style:tab-stop style:position="19.446cm"/>
          <style:tab-stop style:position="21.956cm"/>
          <style:tab-stop style:position="24.465cm"/>
          <style:tab-stop style:position="26.97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32cm"/>
          <style:tab-stop style:position="3.241cm"/>
          <style:tab-stop style:position="5.75cm"/>
          <style:tab-stop style:position="8.259cm"/>
          <style:tab-stop style:position="10.768cm"/>
          <style:tab-stop style:position="13.277cm"/>
          <style:tab-stop style:position="15.786cm"/>
          <style:tab-stop style:position="18.295cm"/>
          <style:tab-stop style:position="20.805cm"/>
          <style:tab-stop style:position="23.314cm"/>
          <style:tab-stop style:position="25.82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5f5f5f" fo:font-size="100%"/>
          </text:list-level-style-bullet>
          <text:list-level-style-bullet text:level="2" text:bullet-char="">
            <style:list-level-properties text:space-before="1.256cm"/>
            <style:text-properties fo:font-family="Wingdings" style:font-pitch="variable" style:font-charset="x-symbol" fo:color="#5f5f5f" fo:font-size="100%"/>
          </text:list-level-style-bullet>
          <text:list-level-style-bullet text:level="3" text:bullet-char="–">
            <style:list-level-properties text:space-before="2.509cm"/>
            <style:text-properties fo:font-family="Arial" style:font-family-generic="swiss" style:font-pitch="variable" fo:color="#5f5f5f" fo:font-size="100%"/>
          </text:list-level-style-bullet>
          <text:list-level-style-bullet text:level="4" text:bullet-char="–">
            <style:list-level-properties text:space-before="3.66cm"/>
            <style:text-properties fo:font-family="Arial" style:font-family-generic="swiss" style:font-pitch="variable" fo:color="#5f5f5f" fo:font-size="100%"/>
          </text:list-level-style-bullet>
          <text:list-level-style-bullet text:level="5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6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7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8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9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10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>
        <style:tab-stops>
          <style:tab-stop style:position="0cm"/>
          <style:tab-stop style:position="2.509cm"/>
          <style:tab-stop style:position="5.018cm"/>
          <style:tab-stop style:position="7.527cm"/>
          <style:tab-stop style:position="10.036cm"/>
          <style:tab-stop style:position="12.545cm"/>
          <style:tab-stop style:position="15.054cm"/>
          <style:tab-stop style:position="17.563cm"/>
          <style:tab-stop style:position="20.073cm"/>
          <style:tab-stop style:position="22.582cm"/>
          <style:tab-stop style:position="25.091cm"/>
          <style:tab-stop style:position="27.6cm"/>
          <style:tab-stop style:position="30.10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7375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09cm"/>
          <style:tab-stop style:position="5.018cm"/>
          <style:tab-stop style:position="7.527cm"/>
          <style:tab-stop style:position="10.036cm"/>
          <style:tab-stop style:position="12.545cm"/>
          <style:tab-stop style:position="15.054cm"/>
          <style:tab-stop style:position="17.563cm"/>
          <style:tab-stop style:position="20.073cm"/>
          <style:tab-stop style:position="22.582cm"/>
          <style:tab-stop style:position="25.091cm"/>
          <style:tab-stop style:position="27.6cm"/>
          <style:tab-stop style:position="30.109cm"/>
        </style:tab-stops>
      </style:paragraph-properties>
      <style:text-properties fo:color="#37375a" style:text-outline="false" style:text-line-through-style="none" style:text-position="0% 100%" fo:font-family="Arial" style:font-pitch="variable" fo:font-size="26pt" fo:font-style="normal" fo:text-shadow="none" style:text-underline-style="none" fo:font-weight="bold" style:font-family-asian="Arial" style:font-family-generic-asian="system" style:font-pitch-asian="variable" style:font-size-asian="26pt" style:font-style-asian="normal" style:font-weight-asian="bold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7.01cm" fo:page-height="1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5cm" fo:padding-bottom="0.125cm" fo:padding-left="0.251cm" fo:padding-right="0.251cm" fo:wrap-option="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margin-top="0.396cm" fo:margin-bottom="0cm" fo:line-height="100%" fo:text-align="end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pitch="variable" fo:font-size="18pt" fo:language="de" fo:country="DE" fo:font-weight="bold" style:font-size-asian="18pt" style:font-weight-asian="bold" style:font-size-complex="18pt" style:font-weight-complex="bold"/>
    </style:style>
    <style:style style:name="MT3" style:family="text">
      <style:text-properties fo:font-family="Arial" style:font-pitch="variable" fo:font-size="13pt" fo:language="de" fo:country="DE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44cm" svg:height="5.869cm" svg:x="1cm" svg:y="3.078cm"/>
      <draw:page-thumbnail draw:layer="backgroundobjects" svg:width="8.344cm" svg:height="5.869cm" svg:x="1cm" svg:y="11.264cm"/>
      <draw:page-thumbnail draw:layer="backgroundobjects" svg:width="8.344cm" svg:height="5.869cm" svg:x="1cm" svg:y="19.45cm"/>
      <draw:page-thumbnail draw:layer="backgroundobjects" svg:width="8.344cm" svg:height="5.869cm" svg:x="10.345cm" svg:y="3.078cm"/>
      <draw:page-thumbnail draw:layer="backgroundobjects" svg:width="8.344cm" svg:height="5.869cm" svg:x="10.345cm" svg:y="11.264cm"/>
      <draw:page-thumbnail draw:layer="backgroundobjects" svg:width="8.344cm" svg:height="5.869cm" svg:x="10.345cm" svg:y="19.45cm"/>
      <draw:frame draw:style-name="Mgr1" draw:text-style-name="MP1" draw:layer="backgroundobjects" svg:width="8.544cm" svg:height="1.41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44cm" svg:height="1.419cm" svg:x="11.1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44cm" svg:height="1.419cm" svg:x="0cm" svg:y="26.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44cm" svg:height="1.419cm" svg:x="11.145cm" svg:y="26.9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4.806cm" svg:height="1.515cm" svg:x="2.204cm" svg:y="0cm">
        <draw:image xlink:href="Pictures/1000000000000B72000000B3D49F5400.png" xlink:type="simple" xlink:show="embed" xlink:actuate="onLoad">
          <text:p/>
        </draw:image>
      </draw:frame>
      <draw:frame draw:style-name="Mgr4" draw:text-style-name="MP4" draw:layer="backgroundobjects" svg:width="0.031cm" svg:height="0.031cm" svg:x="0.498cm" svg:y="8.996cm">
        <draw:image xlink:href="Pictures/100002000000000100000001D3E6281B.png" xlink:type="simple" xlink:show="embed" xlink:actuate="onLoad">
          <text:p/>
        </draw:image>
      </draw:frame>
      <draw:frame draw:style-name="Mgr4" draw:text-style-name="MP4" draw:layer="backgroundobjects" svg:width="0.75cm" svg:height="16.105cm" svg:x="0cm" svg:y="2.919cm">
        <draw:image xlink:href="Pictures/100000000000005A0000077394CC9FFA.jpg" xlink:type="simple" xlink:show="embed" xlink:actuate="onLoad">
          <text:p/>
        </draw:image>
      </draw:frame>
      <draw:custom-shape draw:style-name="Mgr5" draw:text-style-name="MP6" draw:layer="backgroundobjects" svg:width="14.896cm" svg:height="1.013cm" draw:transform="rotate (1.5707963267949) translate (-0.176cm 17.846cm)">
        <text:p text:style-name="MP5"><text:span text:style-name="MT2">www.uni-stuttgart.de</text:span></text:p>
        <draw:enhanced-geometry svg:viewBox="0 0 21600 21600" draw:type="mso-spt202" draw:enhanced-path="M 0 0 L 21600 0 21600 21600 0 21600 0 0 Z N"/>
      </draw:custom-shape>
      <draw:frame draw:style-name="Mgr4" draw:text-style-name="MP4" draw:layer="backgroundobjects" svg:width="2.227cm" svg:height="3.021cm" svg:x="0cm" svg:y="0cm">
        <draw:image xlink:href="Pictures/100000000000010C000001665D7C3AE9.jpg" xlink:type="simple" xlink:show="embed" xlink:actuate="onLoad">
          <text:p/>
        </draw:image>
      </draw:frame>
      <draw:frame presentation:style-name="Default-title" draw:layer="backgroundobjects" svg:width="24.76cm" svg:height="1.5cm" svg:x="2.25cm" svg:y="1.5cm" presentation:class="title" presentation:placeholder="true">
        <draw:text-box/>
      </draw:frame>
      <draw:frame presentation:style-name="Default-outline1" draw:layer="backgroundobjects" svg:width="25.125cm" svg:height="11.02cm" svg:x="1.125cm" svg:y="3.375cm" presentation:class="outline" presentation:placeholder="true">
        <draw:text-box/>
      </draw:frame>
      <draw:frame presentation:style-name="Mpr1" draw:layer="backgroundobjects" svg:width="17.625cm" svg:height="0.619cm" svg:x="8.625cm" svg:y="18cm" presentation:class="footer">
        <draw:text-box>
          <text:p><presentation:footer/></text:p>
        </draw:text-box>
      </draw:frame>
      <draw:frame presentation:style-name="Mpr1" draw:layer="backgroundobjects" svg:width="7.125cm" svg:height="0.619cm" svg:x="1.125cm" svg:y="18cm" presentation:class="date-time">
        <draw:text-box>
          <text:p><presentation:date-time/></text:p>
        </draw:text-box>
      </draw:frame>
      <presentation:notes style:page-layout-name="PM0">
        <draw:rect draw:style-name="Mgr6" draw:text-style-name="MP3" draw:layer="backgroundobjects" svg:width="19.69cm" svg:height="28.4cm" svg:x="0cm" svg:y="0cm">
          <text:p/>
        </draw:rect>
        <draw:frame presentation:style-name="Mpr2" draw:text-style-name="MP7" draw:layer="backgroundobjects" svg:width="8.528cm" svg:height="1.421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528cm" svg:height="1.421cm" svg:x="11.157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5.135cm" svg:height="10.65cm" svg:x="2.274cm" svg:y="2.129cm" presentation:class="page"/>
        <draw:frame presentation:style-name="Default-notes" draw:layer="backgroundobjects" svg:width="17.277cm" svg:height="3.428cm" svg:x="1.313cm" svg:y="13.488cm" presentation:class="notes" presentation:placeholder="true">
          <draw:text-box/>
        </draw:frame>
        <draw:frame presentation:style-name="Mpr4" draw:text-style-name="MP7" draw:layer="backgroundobjects" svg:width="8.528cm" svg:height="1.421cm" svg:x="0cm" svg:y="26.97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528cm" svg:height="1.421cm" svg:x="11.157cm" svg:y="26.97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rial 22 pt, fett</dc:title>
    <meta:creation-date>2010-03-17T11:49:56</meta:creation-date>
    <meta:editing-cycles>12</meta:editing-cycles>
    <meta:editing-duration>PT3H45M47S</meta:editing-duration>
    <meta:initial-creator>Axel Arnold</meta:initial-creator>
    <dc:date>2013-01-16T20:44:29</dc:date>
    <meta:generator>LibreOffice/3.5$Linux_X86_64 LibreOffice_project/350m1$Build-2</meta:generator>
    <dc:creator>Axel Arnold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